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1.024cm"/>
    </style:style>
    <style:style style:name="co2" style:family="table-column">
      <style:table-column-properties fo:break-before="auto" style:column-width="1.319cm"/>
    </style:style>
    <style:style style:name="co3" style:family="table-column">
      <style:table-column-properties fo:break-before="auto" style:column-width="2.52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25.993cm" svg:height="14.396cm" svg:x="15.633cm" svg:y="7.101cm">
            <draw:object draw:notify-on-update-of-ranges="Tabelle1.B1:Tabelle1.B1 Tabelle1.B2:Tabelle1.B20 Tabelle1.C1:Tabelle1.C1 Tabelle1.C2:Tabelle1.C20 Tabelle1.D1:Tabelle1.D1 Tabelle1.D2:Tabelle1.D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URL</text:p>
          </table:table-cell>
          <table:table-cell office:value-type="string">
            <text:p>Dienst</text:p>
          </table:table-cell>
          <table:table-cell office:value-type="string">
            <text:p>LXML_Mean</text:p>
          </table:table-cell>
          <table:table-cell office:value-type="string">
            <text:p>DOM_Mean</text:p>
          </table:table-cell>
          <table:table-cell office:value-type="string">
            <text:p>LXML_Std</text:p>
          </table:table-cell>
          <table:table-cell office:value-type="string">
            <text:p>DOM_Std</text:p>
          </table:table-cell>
        </table:table-row>
        <table:table-row table:style-name="ro1">
          <table:table-cell office:value-type="string">
            <text:p>http://ecogis.admin.ch/fr/wms</text:p>
          </table:table-cell>
          <table:table-cell office:value-type="string">
            <text:p>WMS</text:p>
          </table:table-cell>
          <table:table-cell office:value-type="float" office:value="0.223265135288">
            <text:p>0,2232651353</text:p>
          </table:table-cell>
          <table:table-cell office:value-type="float" office:value="0.438997912407">
            <text:p>0,4389979124</text:p>
          </table:table-cell>
          <table:table-cell office:value-type="float" office:value="0.00850855689571">
            <text:p>0,0085085569</text:p>
          </table:table-cell>
          <table:table-cell office:value-type="float" office:value="0.0181621156922">
            <text:p>0,0181621157</text:p>
          </table:table-cell>
        </table:table-row>
        <table:table-row table:style-name="ro1">
          <table:table-cell office:value-type="string">
            <text:p>http://www.sogis1.so.ch/cgi-bin/sogis/sogis_ortho.wms</text:p>
          </table:table-cell>
          <table:table-cell office:value-type="string">
            <text:p>WMS</text:p>
          </table:table-cell>
          <table:table-cell office:value-type="float" office:value="0.0942150115967">
            <text:p>0,0942150116</text:p>
          </table:table-cell>
          <table:table-cell office:value-type="float" office:value="0.143302857876">
            <text:p>0,1433028579</text:p>
          </table:table-cell>
          <table:table-cell office:value-type="float" office:value="0.00850855689571">
            <text:p>0,0085085569</text:p>
          </table:table-cell>
          <table:table-cell office:value-type="float" office:value="0.0181621156922">
            <text:p>0,0181621157</text:p>
          </table:table-cell>
        </table:table-row>
        <table:table-row table:style-name="ro1">
          <table:table-cell office:value-type="string">
            <text:p>http://wms.geo.admin.ch/</text:p>
          </table:table-cell>
          <table:table-cell office:value-type="string">
            <text:p>WMS</text:p>
          </table:table-cell>
          <table:table-cell office:value-type="float" office:value="0.734556555748">
            <text:p>0,7345565557</text:p>
          </table:table-cell>
          <table:table-cell office:value-type="float" office:value="1.36534305811">
            <text:p>1,3653430581</text:p>
          </table:table-cell>
          <table:table-cell office:value-type="float" office:value="0.00850855689571">
            <text:p>0,0085085569</text:p>
          </table:table-cell>
          <table:table-cell office:value-type="float" office:value="0.0181621156922">
            <text:p>0,0181621157</text:p>
          </table:table-cell>
        </table:table-row>
        <table:table-row table:style-name="ro1">
          <table:table-cell office:value-type="string">
            <text:p>http://webgis.uster.ch/wms/orthofotos_und_uep/orthofotos_und_uep</text:p>
          </table:table-cell>
          <table:table-cell office:value-type="string">
            <text:p>WMS</text:p>
          </table:table-cell>
          <table:table-cell office:value-type="float" office:value="0.0576035618782">
            <text:p>0,0576035619</text:p>
          </table:table-cell>
          <table:table-cell office:value-type="float" office:value="0.126587259769">
            <text:p>0,1265872598</text:p>
          </table:table-cell>
          <table:table-cell office:value-type="float" office:value="0.00850855689571">
            <text:p>0,0085085569</text:p>
          </table:table-cell>
          <table:table-cell office:value-type="float" office:value="0.0181621156922">
            <text:p>0,0181621157</text:p>
          </table:table-cell>
        </table:table-row>
        <table:table-row table:style-name="ro1">
          <table:table-cell office:value-type="string">
            <text:p>http://geo.ifip.tuwien.ac.at/geoserver/ows</text:p>
          </table:table-cell>
          <table:table-cell office:value-type="string">
            <text:p>WMS</text:p>
          </table:table-cell>
          <table:table-cell office:value-type="float" office:value="0.213439631462">
            <text:p>0,2134396315</text:p>
          </table:table-cell>
          <table:table-cell office:value-type="float" office:value="0.711693322659">
            <text:p>0,7116933227</text:p>
          </table:table-cell>
          <table:table-cell office:value-type="float" office:value="0.00850855689571">
            <text:p>0,0085085569</text:p>
          </table:table-cell>
          <table:table-cell office:value-type="float" office:value="0.0181621156922">
            <text:p>0,0181621157</text:p>
          </table:table-cell>
        </table:table-row>
        <table:table-row table:style-name="ro1">
          <table:table-cell office:value-type="string">
            <text:p>http://www.gis2.nrw.de/wmsconnector/wms/hangneigung</text:p>
          </table:table-cell>
          <table:table-cell office:value-type="string">
            <text:p>WMS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50855689571">
            <text:p>0,0085085569</text:p>
          </table:table-cell>
          <table:table-cell office:value-type="float" office:value="0.0181621156922">
            <text:p>0,0181621157</text:p>
          </table:table-cell>
        </table:table-row>
        <table:table-row table:style-name="ro1">
          <table:table-cell office:value-type="string">
            <text:p>http://www.wms.nrw.de/geobasis/adv_nrw500</text:p>
          </table:table-cell>
          <table:table-cell office:value-type="string">
            <text:p>WMS</text:p>
          </table:table-cell>
          <table:table-cell office:value-type="float" office:value="0.232791769505">
            <text:p>0,2327917695</text:p>
          </table:table-cell>
          <table:table-cell office:value-type="float" office:value="0.181165730953">
            <text:p>0,181165731</text:p>
          </table:table-cell>
          <table:table-cell office:value-type="float" office:value="0.00850855689571">
            <text:p>0,0085085569</text:p>
          </table:table-cell>
          <table:table-cell office:value-type="float" office:value="0.0181621156922">
            <text:p>0,0181621157</text:p>
          </table:table-cell>
        </table:table-row>
        <table:table-row table:style-name="ro1">
          <table:table-cell office:value-type="string">
            <text:p>http://nsidc.org/cgi-bin/atlas_north</text:p>
          </table:table-cell>
          <table:table-cell office:value-type="string">
            <text:p>WMS</text:p>
          </table:table-cell>
          <table:table-cell office:value-type="float" office:value="3.80640851259">
            <text:p>3,8064085126</text:p>
          </table:table-cell>
          <table:table-cell office:value-type="float" office:value="4.07843046188">
            <text:p>4,0784304619</text:p>
          </table:table-cell>
          <table:table-cell office:value-type="float" office:value="0.00850855689571">
            <text:p>0,0085085569</text:p>
          </table:table-cell>
          <table:table-cell office:value-type="float" office:value="0.0181621156922">
            <text:p>0,0181621157</text:p>
          </table:table-cell>
        </table:table-row>
        <table:table-row table:style-name="ro1">
          <table:table-cell office:value-type="string">
            <text:p>http://preview.grid.unep.ch:8080/geoserver/ows</text:p>
          </table:table-cell>
          <table:table-cell office:value-type="string">
            <text:p>WMS</text:p>
          </table:table-cell>
          <table:table-cell office:value-type="float" office:value="0.0674866676331">
            <text:p>0,0674866676</text:p>
          </table:table-cell>
          <table:table-cell office:value-type="float" office:value="0.20827909708">
            <text:p>0,2082790971</text:p>
          </table:table-cell>
          <table:table-cell office:value-type="float" office:value="0.00850855689571">
            <text:p>0,0085085569</text:p>
          </table:table-cell>
          <table:table-cell office:value-type="float" office:value="0.0181621156922">
            <text:p>0,0181621157</text:p>
          </table:table-cell>
        </table:table-row>
        <table:table-row table:style-name="ro1">
          <table:table-cell office:value-type="string">
            <text:p>http://nsidc.org/cgi-bin/atlas_north</text:p>
          </table:table-cell>
          <table:table-cell office:value-type="string">
            <text:p>WFS</text:p>
          </table:table-cell>
          <table:table-cell office:value-type="float" office:value="1.48978918791">
            <text:p>1,4897891879</text:p>
          </table:table-cell>
          <table:table-cell office:value-type="float" office:value="1.53847017288">
            <text:p>1,5384701729</text:p>
          </table:table-cell>
          <table:table-cell office:value-type="float" office:value="0.00850855689571">
            <text:p>0,0085085569</text:p>
          </table:table-cell>
          <table:table-cell office:value-type="float" office:value="0.0181621156922">
            <text:p>0,0181621157</text:p>
          </table:table-cell>
        </table:table-row>
        <table:table-row table:style-name="ro1">
          <table:table-cell office:value-type="string">
            <text:p>http://geonames.nga.mil/nameswfs/request.aspx</text:p>
          </table:table-cell>
          <table:table-cell office:value-type="string">
            <text:p>WFS</text:p>
          </table:table-cell>
          <table:table-cell office:value-type="float" office:value="0.517974984646">
            <text:p>0,5179749846</text:p>
          </table:table-cell>
          <table:table-cell office:value-type="float" office:value="0.465937244892">
            <text:p>0,4659372449</text:p>
          </table:table-cell>
          <table:table-cell office:value-type="float" office:value="0.00850855689571">
            <text:p>0,0085085569</text:p>
          </table:table-cell>
          <table:table-cell office:value-type="float" office:value="0.0181621156922">
            <text:p>0,0181621157</text:p>
          </table:table-cell>
        </table:table-row>
        <table:table-row table:style-name="ro1">
          <table:table-cell office:value-type="string">
            <text:p>http://ecogis.admin.ch/wfs/restwasser</text:p>
          </table:table-cell>
          <table:table-cell office:value-type="string">
            <text:p>WFS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50855689571">
            <text:p>0,0085085569</text:p>
          </table:table-cell>
          <table:table-cell office:value-type="float" office:value="0.0181621156922">
            <text:p>0,0181621157</text:p>
          </table:table-cell>
        </table:table-row>
        <table:table-row table:style-name="ro1">
          <table:table-cell office:value-type="string">
            <text:p>http://wms1.ccgis.de/geoserver/wfs</text:p>
          </table:table-cell>
          <table:table-cell office:value-type="string">
            <text:p>WFS</text:p>
          </table:table-cell>
          <table:table-cell office:value-type="float" office:value="0.28314499855">
            <text:p>0,2831449986</text:p>
          </table:table-cell>
          <table:table-cell office:value-type="float" office:value="0.341433954239">
            <text:p>0,3414339542</text:p>
          </table:table-cell>
          <table:table-cell office:value-type="float" office:value="0.00850855689571">
            <text:p>0,0085085569</text:p>
          </table:table-cell>
          <table:table-cell office:value-type="float" office:value="0.0181621156922">
            <text:p>0,0181621157</text:p>
          </table:table-cell>
        </table:table-row>
        <table:table-row table:style-name="ro1">
          <table:table-cell office:value-type="string">
            <text:p>http://www.kgis.scar.org:7070/geoserver/wfs</text:p>
          </table:table-cell>
          <table:table-cell office:value-type="string">
            <text:p>WFS</text:p>
          </table:table-cell>
          <table:table-cell table:number-columns-repeated="2" office:value-type="float" office:value="0">
            <text:p>0</text:p>
          </table:table-cell>
          <table:table-cell office:value-type="float" office:value="0.00850855689571">
            <text:p>0,0085085569</text:p>
          </table:table-cell>
          <table:table-cell office:value-type="float" office:value="0.0181621156922">
            <text:p>0,0181621157</text:p>
          </table:table-cell>
        </table:table-row>
        <table:table-row table:style-name="ro1">
          <table:table-cell office:value-type="string">
            <text:p>http://preview.grid.unep.ch:8080/geoserver/ows</text:p>
          </table:table-cell>
          <table:table-cell office:value-type="string">
            <text:p>WFS</text:p>
          </table:table-cell>
          <table:table-cell office:value-type="float" office:value="0.0478709340096">
            <text:p>0,047870934</text:p>
          </table:table-cell>
          <table:table-cell office:value-type="float" office:value="0.105557644367">
            <text:p>0,1055576444</text:p>
          </table:table-cell>
          <table:table-cell office:value-type="float" office:value="0.00850855689571">
            <text:p>0,0085085569</text:p>
          </table:table-cell>
          <table:table-cell office:value-type="float" office:value="0.0181621156922">
            <text:p>0,0181621157</text:p>
          </table:table-cell>
        </table:table-row>
        <table:table-row table:style-name="ro1">
          <table:table-cell office:value-type="string">
            <text:p>https://bioenergykdf.net/geoserver/wfs</text:p>
          </table:table-cell>
          <table:table-cell office:value-type="string">
            <text:p>WFS</text:p>
          </table:table-cell>
          <table:table-cell office:value-type="float" office:value="0">
            <text:p>0</text:p>
          </table:table-cell>
          <table:table-cell office:value-type="float" office:value="0.7382640481">
            <text:p>0,7382640481</text:p>
          </table:table-cell>
          <table:table-cell office:value-type="float" office:value="0.00850855689571">
            <text:p>0,0085085569</text:p>
          </table:table-cell>
          <table:table-cell office:value-type="float" office:value="0.0181621156922">
            <text:p>0,0181621157</text:p>
          </table:table-cell>
        </table:table-row>
        <table:table-row table:style-name="ro1">
          <table:table-cell office:value-type="string">
            <text:p>http://preview.grid.unep.ch:8080/geoserver/ows</text:p>
          </table:table-cell>
          <table:table-cell office:value-type="string">
            <text:p>WFS</text:p>
          </table:table-cell>
          <table:table-cell office:value-type="float" office:value="0.0479275822639">
            <text:p>0,0479275823</text:p>
          </table:table-cell>
          <table:table-cell office:value-type="float" office:value="0.102755618095">
            <text:p>0,1027556181</text:p>
          </table:table-cell>
          <table:table-cell office:value-type="float" office:value="0.00850855689571">
            <text:p>0,0085085569</text:p>
          </table:table-cell>
          <table:table-cell office:value-type="float" office:value="0.0181621156922">
            <text:p>0,0181621157</text:p>
          </table:table-cell>
        </table:table-row>
        <table:table-row table:style-name="ro1">
          <table:table-cell office:value-type="string">
            <text:p>http://www.ithacaweb.org/geoserver/wfs</text:p>
          </table:table-cell>
          <table:table-cell office:value-type="string">
            <text:p>WFS</text:p>
          </table:table-cell>
          <table:table-cell office:value-type="float" office:value="0.144328939915">
            <text:p>0,1443289399</text:p>
          </table:table-cell>
          <table:table-cell office:value-type="float" office:value="0.156197440624">
            <text:p>0,1561974406</text:p>
          </table:table-cell>
          <table:table-cell office:value-type="float" office:value="0.00850855689571">
            <text:p>0,0085085569</text:p>
          </table:table-cell>
          <table:table-cell office:value-type="float" office:value="0.0181621156922">
            <text:p>0,0181621157</text:p>
          </table:table-cell>
        </table:table-row>
        <table:table-row table:style-name="ro1">
          <table:table-cell office:value-type="string">
            <text:p>http://ogo.heig-vd.ch/geoserver/wfs</text:p>
          </table:table-cell>
          <table:table-cell office:value-type="string">
            <text:p>WFS</text:p>
          </table:table-cell>
          <table:table-cell office:value-type="float" office:value="0.0460322856903">
            <text:p>0,0460322857</text:p>
          </table:table-cell>
          <table:table-cell office:value-type="float" office:value="0.119129860401">
            <text:p>0,1191298604</text:p>
          </table:table-cell>
          <table:table-cell office:value-type="float" office:value="0.00850855689571">
            <text:p>0,0085085569</text:p>
          </table:table-cell>
          <table:table-cell office:value-type="float" office:value="0.0181621156922">
            <text:p>0,01816211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8">28.03.2012</text:date>, <text:time>12:29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28T12:29:26</dc:date>
    <dc:creator>Christian Karrié</dc:creator>
    <meta:document-statistic meta:table-count="1" meta:cell-count="120" meta:object-count="1"/>
    <meta:generator>LibreOffice/3.4$Unix LibreOffice_project/340m1$Build-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994cm" svg:height="14.397cm" xlink:href=".." xlink:type="simple" chart:class="chart:bar" chart:style-name="ch1">
        <chart:legend chart:legend-position="end" svg:x="23.308cm" svg:y="6.65cm" style:legend-expansion="high" chart:style-name="ch2"/>
        <chart:plot-area chart:style-name="ch3" table:cell-range-address="Tabelle1.B1:Tabelle1.D20" chart:data-source-has-labels="both" svg:x="0.969cm" svg:y="1.283cm" svg:width="21.301cm" svg:height="12.407cm">
          <chartooo:coordinate-region svg:x="1.696cm" svg:y="1.483cm" svg:width="20.574cm" svg:height="11.56cm"/>
          <chart:axis chart:dimension="x" chart:name="primary-x" chart:style-name="ch4" chartooo:axis-type="auto">
            <chartooo:date-scale/>
            <chart:categories table:cell-range-address="Tabelle1.B2:Tabelle1.B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C2:Tabelle1.C20" chart:label-cell-address="Tabelle1.C1:Tabelle1.C1" chart:class="chart:bar">
            <chart:data-point chart:repeated="19"/>
          </chart:series>
          <chart:series chart:style-name="ch8" chart:values-cell-range-address="Tabelle1.D2:Tabelle1.D20" chart:label-cell-address="Tabelle1.D1:Tabelle1.D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XML_Mean</text:p>
                <draw:g>
                  <svg:desc>Tabelle1.C1:Tabelle1.C1</svg:desc>
                </draw:g>
              </table:table-cell>
              <table:table-cell office:value-type="string">
                <text:p>DOM_Mean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MS</text:p>
                <draw:g>
                  <svg:desc>Tabelle1.B2:Tabelle1.B20</svg:desc>
                </draw:g>
              </table:table-cell>
              <table:table-cell office:value-type="float" office:value="0.223265135288">
                <text:p>0.223265135288</text:p>
                <draw:g>
                  <svg:desc>Tabelle1.C2:Tabelle1.C20</svg:desc>
                </draw:g>
              </table:table-cell>
              <table:table-cell office:value-type="float" office:value="0.438997912407">
                <text:p>0.438997912407</text:p>
                <draw:g>
                  <svg:desc>Tabelle1.D2:Tabelle1.D20</svg:desc>
                </draw:g>
              </table:table-cell>
            </table:table-row>
            <table:table-row>
              <table:table-cell office:value-type="string">
                <text:p>WMS</text:p>
              </table:table-cell>
              <table:table-cell office:value-type="float" office:value="0.0942150115967">
                <text:p>0.0942150115967</text:p>
              </table:table-cell>
              <table:table-cell office:value-type="float" office:value="0.143302857876">
                <text:p>0.143302857876</text:p>
              </table:table-cell>
            </table:table-row>
            <table:table-row>
              <table:table-cell office:value-type="string">
                <text:p>WMS</text:p>
              </table:table-cell>
              <table:table-cell office:value-type="float" office:value="0.734556555748">
                <text:p>0.734556555748</text:p>
              </table:table-cell>
              <table:table-cell office:value-type="float" office:value="1.36534305811">
                <text:p>1.36534305811</text:p>
              </table:table-cell>
            </table:table-row>
            <table:table-row>
              <table:table-cell office:value-type="string">
                <text:p>WMS</text:p>
              </table:table-cell>
              <table:table-cell office:value-type="float" office:value="0.0576035618782">
                <text:p>0.0576035618782</text:p>
              </table:table-cell>
              <table:table-cell office:value-type="float" office:value="0.126587259769">
                <text:p>0.126587259769</text:p>
              </table:table-cell>
            </table:table-row>
            <table:table-row>
              <table:table-cell office:value-type="string">
                <text:p>WMS</text:p>
              </table:table-cell>
              <table:table-cell office:value-type="float" office:value="0.213439631462">
                <text:p>0.213439631462</text:p>
              </table:table-cell>
              <table:table-cell office:value-type="float" office:value="0.711693322659">
                <text:p>0.711693322659</text:p>
              </table:table-cell>
            </table:table-row>
            <table:table-row>
              <table:table-cell office:value-type="string">
                <text:p>WM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MS</text:p>
              </table:table-cell>
              <table:table-cell office:value-type="float" office:value="0.232791769505">
                <text:p>0.232791769505</text:p>
              </table:table-cell>
              <table:table-cell office:value-type="float" office:value="0.181165730953">
                <text:p>0.181165730953</text:p>
              </table:table-cell>
            </table:table-row>
            <table:table-row>
              <table:table-cell office:value-type="string">
                <text:p>WMS</text:p>
              </table:table-cell>
              <table:table-cell office:value-type="float" office:value="3.80640851259">
                <text:p>3.80640851259</text:p>
              </table:table-cell>
              <table:table-cell office:value-type="float" office:value="4.07843046188">
                <text:p>4.07843046188</text:p>
              </table:table-cell>
            </table:table-row>
            <table:table-row>
              <table:table-cell office:value-type="string">
                <text:p>WMS</text:p>
              </table:table-cell>
              <table:table-cell office:value-type="float" office:value="0.0674866676331">
                <text:p>0.0674866676331</text:p>
              </table:table-cell>
              <table:table-cell office:value-type="float" office:value="0.20827909708">
                <text:p>0.20827909708</text:p>
              </table:table-cell>
            </table:table-row>
            <table:table-row>
              <table:table-cell office:value-type="string">
                <text:p>WFS</text:p>
              </table:table-cell>
              <table:table-cell office:value-type="float" office:value="1.48978918791">
                <text:p>1.48978918791</text:p>
              </table:table-cell>
              <table:table-cell office:value-type="float" office:value="1.53847017288">
                <text:p>1.53847017288</text:p>
              </table:table-cell>
            </table:table-row>
            <table:table-row>
              <table:table-cell office:value-type="string">
                <text:p>WFS</text:p>
              </table:table-cell>
              <table:table-cell office:value-type="float" office:value="0.517974984646">
                <text:p>0.517974984646</text:p>
              </table:table-cell>
              <table:table-cell office:value-type="float" office:value="0.465937244892">
                <text:p>0.465937244892</text:p>
              </table:table-cell>
            </table:table-row>
            <table:table-row>
              <table:table-cell office:value-type="string">
                <text:p>WF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FS</text:p>
              </table:table-cell>
              <table:table-cell office:value-type="float" office:value="0.28314499855">
                <text:p>0.28314499855</text:p>
              </table:table-cell>
              <table:table-cell office:value-type="float" office:value="0.341433954239">
                <text:p>0.341433954239</text:p>
              </table:table-cell>
            </table:table-row>
            <table:table-row>
              <table:table-cell office:value-type="string">
                <text:p>WF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FS</text:p>
              </table:table-cell>
              <table:table-cell office:value-type="float" office:value="0.0478709340096">
                <text:p>0.0478709340096</text:p>
              </table:table-cell>
              <table:table-cell office:value-type="float" office:value="0.105557644367">
                <text:p>0.105557644367</text:p>
              </table:table-cell>
            </table:table-row>
            <table:table-row>
              <table:table-cell office:value-type="string">
                <text:p>WFS</text:p>
              </table:table-cell>
              <table:table-cell office:value-type="float" office:value="0">
                <text:p>0</text:p>
              </table:table-cell>
              <table:table-cell office:value-type="float" office:value="0.7382640481">
                <text:p>0.7382640481</text:p>
              </table:table-cell>
            </table:table-row>
            <table:table-row>
              <table:table-cell office:value-type="string">
                <text:p>WFS</text:p>
              </table:table-cell>
              <table:table-cell office:value-type="float" office:value="0.0479275822639">
                <text:p>0.0479275822639</text:p>
              </table:table-cell>
              <table:table-cell office:value-type="float" office:value="0.102755618095">
                <text:p>0.102755618095</text:p>
              </table:table-cell>
            </table:table-row>
            <table:table-row>
              <table:table-cell office:value-type="string">
                <text:p>WFS</text:p>
              </table:table-cell>
              <table:table-cell office:value-type="float" office:value="0.144328939915">
                <text:p>0.144328939915</text:p>
              </table:table-cell>
              <table:table-cell office:value-type="float" office:value="0.156197440624">
                <text:p>0.156197440624</text:p>
              </table:table-cell>
            </table:table-row>
            <table:table-row>
              <table:table-cell office:value-type="string">
                <text:p>WFS</text:p>
              </table:table-cell>
              <table:table-cell office:value-type="float" office:value="0.0460322856903">
                <text:p>0.0460322856903</text:p>
              </table:table-cell>
              <table:table-cell office:value-type="float" office:value="0.119129860401">
                <text:p>0.1191298604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